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52" text:anchor-type="page" text:anchor-page-number="1" svg:x="157.48mm" svg:y="265.13mm" svg:width="52.49mm" svg:height="21.2mm" draw:z-index="51">
        <draw:text-box>
          <text:section text:style-name="Sect1" text:name="Sekce51" text:protected="true">
            <text:section-source text:section-name="MasterLabel"/>
            <text:p text:style-name="Standard"/>
          </text:section>
        </draw:text-box>
      </draw:frame>
      <draw:frame draw:style-name="fr1" draw:name="Rámec51" text:anchor-type="page" text:anchor-page-number="1" svg:x="104.99mm" svg:y="265.13mm" svg:width="52.49mm" svg:height="21.2mm" draw:z-index="50">
        <draw:text-box>
          <text:section text:style-name="Sect1" text:name="Sekce50" text:protected="true">
            <text:section-source text:section-name="MasterLabel"/>
            <text:p text:style-name="Standard"/>
          </text:section>
        </draw:text-box>
      </draw:frame>
      <draw:frame draw:style-name="fr1" draw:name="Rámec50" text:anchor-type="page" text:anchor-page-number="1" svg:x="52.49mm" svg:y="265.13mm" svg:width="52.49mm" svg:height="21.2mm" draw:z-index="49">
        <draw:text-box>
          <text:section text:style-name="Sect1" text:name="Sekce49" text:protected="true">
            <text:section-source text:section-name="MasterLabel"/>
            <text:p text:style-name="Standard"/>
          </text:section>
        </draw:text-box>
      </draw:frame>
      <draw:frame draw:style-name="fr1" draw:name="Rámec49" text:anchor-type="page" text:anchor-page-number="1" svg:x="0mm" svg:y="265.13mm" svg:width="52.49mm" svg:height="21.2mm" draw:z-index="48">
        <draw:text-box>
          <text:section text:style-name="Sect1" text:name="Sekce48" text:protected="true">
            <text:section-source text:section-name="MasterLabel"/>
            <text:p text:style-name="Standard"/>
          </text:section>
        </draw:text-box>
      </draw:frame>
      <draw:frame draw:style-name="fr1" draw:name="Rámec48" text:anchor-type="page" text:anchor-page-number="1" svg:x="157.48mm" svg:y="243.93mm" svg:width="52.49mm" svg:height="21.2mm" draw:z-index="47">
        <draw:text-box>
          <text:section text:style-name="Sect1" text:name="Sekce47" text:protected="true">
            <text:section-source text:section-name="MasterLabel"/>
            <text:p text:style-name="Standard"/>
          </text:section>
        </draw:text-box>
      </draw:frame>
      <draw:frame draw:style-name="fr1" draw:name="Rámec47" text:anchor-type="page" text:anchor-page-number="1" svg:x="104.99mm" svg:y="243.93mm" svg:width="52.49mm" svg:height="21.2mm" draw:z-index="46">
        <draw:text-box>
          <text:section text:style-name="Sect1" text:name="Sekce46" text:protected="true">
            <text:section-source text:section-name="MasterLabel"/>
            <text:p text:style-name="Standard"/>
          </text:section>
        </draw:text-box>
      </draw:frame>
      <draw:frame draw:style-name="fr1" draw:name="Rámec46" text:anchor-type="page" text:anchor-page-number="1" svg:x="52.49mm" svg:y="243.93mm" svg:width="52.49mm" svg:height="21.2mm" draw:z-index="45">
        <draw:text-box>
          <text:section text:style-name="Sect1" text:name="Sekce45" text:protected="true">
            <text:section-source text:section-name="MasterLabel"/>
            <text:p text:style-name="Standard"/>
          </text:section>
        </draw:text-box>
      </draw:frame>
      <draw:frame draw:style-name="fr1" draw:name="Rámec45" text:anchor-type="page" text:anchor-page-number="1" svg:x="0mm" svg:y="243.93mm" svg:width="52.49mm" svg:height="21.2mm" draw:z-index="44">
        <draw:text-box>
          <text:section text:style-name="Sect1" text:name="Sekce44" text:protected="true">
            <text:section-source text:section-name="MasterLabel"/>
            <text:p text:style-name="Standard"/>
          </text:section>
        </draw:text-box>
      </draw:frame>
      <draw:frame draw:style-name="fr1" draw:name="Rámec44" text:anchor-type="page" text:anchor-page-number="1" svg:x="157.48mm" svg:y="222.73mm" svg:width="52.49mm" svg:height="21.2mm" draw:z-index="43">
        <draw:text-box>
          <text:section text:style-name="Sect1" text:name="Sekce43" text:protected="true">
            <text:section-source text:section-name="MasterLabel"/>
            <text:p text:style-name="Standard"/>
          </text:section>
        </draw:text-box>
      </draw:frame>
      <draw:frame draw:style-name="fr1" draw:name="Rámec43" text:anchor-type="page" text:anchor-page-number="1" svg:x="104.99mm" svg:y="222.73mm" svg:width="52.49mm" svg:height="21.2mm" draw:z-index="42">
        <draw:text-box>
          <text:section text:style-name="Sect1" text:name="Sekce42" text:protected="true">
            <text:section-source text:section-name="MasterLabel"/>
            <text:p text:style-name="Standard"/>
          </text:section>
        </draw:text-box>
      </draw:frame>
      <draw:frame draw:style-name="fr1" draw:name="Rámec42" text:anchor-type="page" text:anchor-page-number="1" svg:x="52.49mm" svg:y="222.73mm" svg:width="52.49mm" svg:height="21.2mm" draw:z-index="41">
        <draw:text-box>
          <text:section text:style-name="Sect1" text:name="Sekce41" text:protected="true">
            <text:section-source text:section-name="MasterLabel"/>
            <text:p text:style-name="Standard"/>
          </text:section>
        </draw:text-box>
      </draw:frame>
      <draw:frame draw:style-name="fr1" draw:name="Rámec41" text:anchor-type="page" text:anchor-page-number="1" svg:x="0mm" svg:y="222.73mm" svg:width="52.49mm" svg:height="21.2mm" draw:z-index="40">
        <draw:text-box>
          <text:section text:style-name="Sect1" text:name="Sekce40" text:protected="true">
            <text:section-source text:section-name="MasterLabel"/>
            <text:p text:style-name="Standard"/>
          </text:section>
        </draw:text-box>
      </draw:frame>
      <draw:frame draw:style-name="fr1" draw:name="Rámec40" text:anchor-type="page" text:anchor-page-number="1" svg:x="157.48mm" svg:y="201.52mm" svg:width="52.49mm" svg:height="21.2mm" draw:z-index="39">
        <draw:text-box>
          <text:section text:style-name="Sect1" text:name="Sekce39" text:protected="true">
            <text:section-source text:section-name="MasterLabel"/>
            <text:p text:style-name="Standard"/>
          </text:section>
        </draw:text-box>
      </draw:frame>
      <draw:frame draw:style-name="fr1" draw:name="Rámec39" text:anchor-type="page" text:anchor-page-number="1" svg:x="104.99mm" svg:y="201.52mm" svg:width="52.49mm" svg:height="21.2mm" draw:z-index="38">
        <draw:text-box>
          <text:section text:style-name="Sect1" text:name="Sekce38" text:protected="true">
            <text:section-source text:section-name="MasterLabel"/>
            <text:p text:style-name="Standard"/>
          </text:section>
        </draw:text-box>
      </draw:frame>
      <draw:frame draw:style-name="fr1" draw:name="Rámec38" text:anchor-type="page" text:anchor-page-number="1" svg:x="52.49mm" svg:y="201.52mm" svg:width="52.49mm" svg:height="21.2mm" draw:z-index="37">
        <draw:text-box>
          <text:section text:style-name="Sect1" text:name="Sekce37" text:protected="true">
            <text:section-source text:section-name="MasterLabel"/>
            <text:p text:style-name="Standard"/>
          </text:section>
        </draw:text-box>
      </draw:frame>
      <draw:frame draw:style-name="fr1" draw:name="Rámec37" text:anchor-type="page" text:anchor-page-number="1" svg:x="0mm" svg:y="201.52mm" svg:width="52.49mm" svg:height="21.2mm" draw:z-index="36">
        <draw:text-box>
          <text:section text:style-name="Sect1" text:name="Sekce36" text:protected="true">
            <text:section-source text:section-name="MasterLabel"/>
            <text:p text:style-name="Standard"/>
          </text:section>
        </draw:text-box>
      </draw:frame>
      <draw:frame draw:style-name="fr1" draw:name="Rámec36" text:anchor-type="page" text:anchor-page-number="1" svg:x="157.48mm" svg:y="180.32mm" svg:width="52.49mm" svg:height="21.2mm" draw:z-index="35">
        <draw:text-box>
          <text:section text:style-name="Sect1" text:name="Sekce35" text:protected="true">
            <text:section-source text:section-name="MasterLabel"/>
            <text:p text:style-name="Standard"/>
          </text:section>
        </draw:text-box>
      </draw:frame>
      <draw:frame draw:style-name="fr1" draw:name="Rámec35" text:anchor-type="page" text:anchor-page-number="1" svg:x="104.99mm" svg:y="180.32mm" svg:width="52.49mm" svg:height="21.2mm" draw:z-index="34">
        <draw:text-box>
          <text:section text:style-name="Sect1" text:name="Sekce34" text:protected="true">
            <text:section-source text:section-name="MasterLabel"/>
            <text:p text:style-name="Standard"/>
          </text:section>
        </draw:text-box>
      </draw:frame>
      <draw:frame draw:style-name="fr1" draw:name="Rámec34" text:anchor-type="page" text:anchor-page-number="1" svg:x="52.49mm" svg:y="180.32mm" svg:width="52.49mm" svg:height="21.2mm" draw:z-index="33">
        <draw:text-box>
          <text:section text:style-name="Sect1" text:name="Sekce33" text:protected="true">
            <text:section-source text:section-name="MasterLabel"/>
            <text:p text:style-name="Standard"/>
          </text:section>
        </draw:text-box>
      </draw:frame>
      <draw:frame draw:style-name="fr1" draw:name="Rámec33" text:anchor-type="page" text:anchor-page-number="1" svg:x="0mm" svg:y="180.32mm" svg:width="52.49mm" svg:height="21.2mm" draw:z-index="32">
        <draw:text-box>
          <text:section text:style-name="Sect1" text:name="Sekce32" text:protected="true">
            <text:section-source text:section-name="MasterLabel"/>
            <text:p text:style-name="Standard"/>
          </text:section>
        </draw:text-box>
      </draw:frame>
      <draw:frame draw:style-name="fr1" draw:name="Rámec32" text:anchor-type="page" text:anchor-page-number="1" svg:x="157.48mm" svg:y="159.12mm" svg:width="52.49mm" svg:height="21.2mm" draw:z-index="31">
        <draw:text-box>
          <text:section text:style-name="Sect1" text:name="Sekce31" text:protected="true">
            <text:section-source text:section-name="MasterLabel"/>
            <text:p text:style-name="Standard"/>
          </text:section>
        </draw:text-box>
      </draw:frame>
      <draw:frame draw:style-name="fr1" draw:name="Rámec31" text:anchor-type="page" text:anchor-page-number="1" svg:x="104.99mm" svg:y="159.12mm" svg:width="52.49mm" svg:height="21.2mm" draw:z-index="30">
        <draw:text-box>
          <text:section text:style-name="Sect1" text:name="Sekce30" text:protected="true">
            <text:section-source text:section-name="MasterLabel"/>
            <text:p text:style-name="Standard"/>
          </text:section>
        </draw:text-box>
      </draw:frame>
      <draw:frame draw:style-name="fr1" draw:name="Rámec30" text:anchor-type="page" text:anchor-page-number="1" svg:x="52.49mm" svg:y="159.12mm" svg:width="52.49mm" svg:height="21.2mm" draw:z-index="29">
        <draw:text-box>
          <text:section text:style-name="Sect1" text:name="Sekce29" text:protected="true">
            <text:section-source text:section-name="MasterLabel"/>
            <text:p text:style-name="Standard"/>
          </text:section>
        </draw:text-box>
      </draw:frame>
      <draw:frame draw:style-name="fr1" draw:name="Rámec29" text:anchor-type="page" text:anchor-page-number="1" svg:x="0mm" svg:y="159.12mm" svg:width="52.49mm" svg:height="21.2mm" draw:z-index="28">
        <draw:text-box>
          <text:section text:style-name="Sect1" text:name="Sekce28" text:protected="true">
            <text:section-source text:section-name="MasterLabel"/>
            <text:p text:style-name="Standard"/>
          </text:section>
        </draw:text-box>
      </draw:frame>
      <draw:frame draw:style-name="fr1" draw:name="Rámec28" text:anchor-type="page" text:anchor-page-number="1" svg:x="157.48mm" svg:y="137.92mm" svg:width="52.49mm" svg:height="21.2mm" draw:z-index="27">
        <draw:text-box>
          <text:section text:style-name="Sect1" text:name="Sekce27" text:protected="true">
            <text:section-source text:section-name="MasterLabel"/>
            <text:p text:style-name="Standard"/>
          </text:section>
        </draw:text-box>
      </draw:frame>
      <draw:frame draw:style-name="fr1" draw:name="Rámec27" text:anchor-type="page" text:anchor-page-number="1" svg:x="104.99mm" svg:y="137.92mm" svg:width="52.49mm" svg:height="21.2mm" draw:z-index="26">
        <draw:text-box>
          <text:section text:style-name="Sect1" text:name="Sekce26" text:protected="true">
            <text:section-source text:section-name="MasterLabel"/>
            <text:p text:style-name="Standard"/>
          </text:section>
        </draw:text-box>
      </draw:frame>
      <draw:frame draw:style-name="fr1" draw:name="Rámec26" text:anchor-type="page" text:anchor-page-number="1" svg:x="52.49mm" svg:y="137.92mm" svg:width="52.49mm" svg:height="21.2mm" draw:z-index="25">
        <draw:text-box>
          <text:section text:style-name="Sect1" text:name="Sekce25" text:protected="true">
            <text:section-source text:section-name="MasterLabel"/>
            <text:p text:style-name="Standard"/>
          </text:section>
        </draw:text-box>
      </draw:frame>
      <draw:frame draw:style-name="fr1" draw:name="Rámec25" text:anchor-type="page" text:anchor-page-number="1" svg:x="0mm" svg:y="137.92mm" svg:width="52.49mm" svg:height="21.2mm" draw:z-index="24">
        <draw:text-box>
          <text:section text:style-name="Sect1" text:name="Sekce24" text:protected="true">
            <text:section-source text:section-name="MasterLabel"/>
            <text:p text:style-name="Standard"/>
          </text:section>
        </draw:text-box>
      </draw:frame>
      <draw:frame draw:style-name="fr1" draw:name="Rámec24" text:anchor-type="page" text:anchor-page-number="1" svg:x="157.48mm" svg:y="116.72mm" svg:width="52.49mm" svg:height="21.2mm" draw:z-index="23">
        <draw:text-box>
          <text:section text:style-name="Sect1" text:name="Sekce23" text:protected="true">
            <text:section-source text:section-name="MasterLabel"/>
            <text:p text:style-name="Standard"/>
          </text:section>
        </draw:text-box>
      </draw:frame>
      <draw:frame draw:style-name="fr1" draw:name="Rámec23" text:anchor-type="page" text:anchor-page-number="1" svg:x="104.99mm" svg:y="116.72mm" svg:width="52.49mm" svg:height="21.2mm" draw:z-index="22">
        <draw:text-box>
          <text:section text:style-name="Sect1" text:name="Sekce22" text:protected="true">
            <text:section-source text:section-name="MasterLabel"/>
            <text:p text:style-name="Standard"/>
          </text:section>
        </draw:text-box>
      </draw:frame>
      <draw:frame draw:style-name="fr1" draw:name="Rámec22" text:anchor-type="page" text:anchor-page-number="1" svg:x="52.49mm" svg:y="116.72mm" svg:width="52.49mm" svg:height="21.2mm" draw:z-index="21">
        <draw:text-box>
          <text:section text:style-name="Sect1" text:name="Sekce21" text:protected="true">
            <text:section-source text:section-name="MasterLabel"/>
            <text:p text:style-name="Standard"/>
          </text:section>
        </draw:text-box>
      </draw:frame>
      <draw:frame draw:style-name="fr1" draw:name="Rámec21" text:anchor-type="page" text:anchor-page-number="1" svg:x="0mm" svg:y="116.72mm" svg:width="52.49mm" svg:height="21.2mm" draw:z-index="20">
        <draw:text-box>
          <text:section text:style-name="Sect1" text:name="Sekce20" text:protected="true">
            <text:section-source text:section-name="MasterLabel"/>
            <text:p text:style-name="Standard"/>
          </text:section>
        </draw:text-box>
      </draw:frame>
      <draw:frame draw:style-name="fr1" draw:name="Rámec20" text:anchor-type="page" text:anchor-page-number="1" svg:x="157.48mm" svg:y="95.51mm" svg:width="52.49mm" svg:height="21.2mm" draw:z-index="19">
        <draw:text-box>
          <text:section text:style-name="Sect1" text:name="Sekce19" text:protected="true">
            <text:section-source text:section-name="MasterLabel"/>
            <text:p text:style-name="Standard"/>
          </text:section>
        </draw:text-box>
      </draw:frame>
      <draw:frame draw:style-name="fr1" draw:name="Rámec19" text:anchor-type="page" text:anchor-page-number="1" svg:x="104.99mm" svg:y="95.51mm" svg:width="52.49mm" svg:height="21.2mm" draw:z-index="18">
        <draw:text-box>
          <text:section text:style-name="Sect1" text:name="Sekce18" text:protected="true">
            <text:section-source text:section-name="MasterLabel"/>
            <text:p text:style-name="Standard"/>
          </text:section>
        </draw:text-box>
      </draw:frame>
      <draw:frame draw:style-name="fr1" draw:name="Rámec18" text:anchor-type="page" text:anchor-page-number="1" svg:x="52.49mm" svg:y="95.51mm" svg:width="52.49mm" svg:height="21.2mm" draw:z-index="17">
        <draw:text-box>
          <text:section text:style-name="Sect1" text:name="Sekce17" text:protected="true">
            <text:section-source text:section-name="MasterLabel"/>
            <text:p text:style-name="Standard"/>
          </text:section>
        </draw:text-box>
      </draw:frame>
      <draw:frame draw:style-name="fr1" draw:name="Rámec17" text:anchor-type="page" text:anchor-page-number="1" svg:x="0mm" svg:y="95.51mm" svg:width="52.49mm" svg:height="21.2mm" draw:z-index="16">
        <draw:text-box>
          <text:section text:style-name="Sect1" text:name="Sekce16" text:protected="true">
            <text:section-source text:section-name="MasterLabel"/>
            <text:p text:style-name="Standard"/>
          </text:section>
        </draw:text-box>
      </draw:frame>
      <draw:frame draw:style-name="fr1" draw:name="Rámec16" text:anchor-type="page" text:anchor-page-number="1" svg:x="157.48mm" svg:y="74.31mm" svg:width="52.49mm" svg:height="21.2mm" draw:z-index="15">
        <draw:text-box>
          <text:section text:style-name="Sect1" text:name="Sekce15" text:protected="true">
            <text:section-source text:section-name="MasterLabel"/>
            <text:p text:style-name="Standard"/>
          </text:section>
        </draw:text-box>
      </draw:frame>
      <draw:frame draw:style-name="fr1" draw:name="Rámec15" text:anchor-type="page" text:anchor-page-number="1" svg:x="104.99mm" svg:y="74.31mm" svg:width="52.49mm" svg:height="21.2mm" draw:z-index="14">
        <draw:text-box>
          <text:section text:style-name="Sect1" text:name="Sekce14" text:protected="true">
            <text:section-source text:section-name="MasterLabel"/>
            <text:p text:style-name="Standard"/>
          </text:section>
        </draw:text-box>
      </draw:frame>
      <draw:frame draw:style-name="fr1" draw:name="Rámec14" text:anchor-type="page" text:anchor-page-number="1" svg:x="52.49mm" svg:y="74.31mm" svg:width="52.49mm" svg:height="21.2mm" draw:z-index="13">
        <draw:text-box>
          <text:section text:style-name="Sect1" text:name="Sekce13" text:protected="true">
            <text:section-source text:section-name="MasterLabel"/>
            <text:p text:style-name="Standard"/>
          </text:section>
        </draw:text-box>
      </draw:frame>
      <draw:frame draw:style-name="fr1" draw:name="Rámec13" text:anchor-type="page" text:anchor-page-number="1" svg:x="0mm" svg:y="74.31mm" svg:width="52.49mm" svg:height="21.2mm" draw:z-index="12">
        <draw:text-box>
          <text:section text:style-name="Sect1" text:name="Sekce12" text:protected="true">
            <text:section-source text:section-name="MasterLabel"/>
            <text:p text:style-name="Standard"/>
          </text:section>
        </draw:text-box>
      </draw:frame>
      <draw:frame draw:style-name="fr1" draw:name="Rámec12" text:anchor-type="page" text:anchor-page-number="1" svg:x="157.48mm" svg:y="53.11mm" svg:width="52.49mm" svg:height="21.2mm" draw:z-index="11">
        <draw:text-box>
          <text:section text:style-name="Sect1" text:name="Sekce11" text:protected="true">
            <text:section-source text:section-name="MasterLabel"/>
            <text:p text:style-name="Standard"/>
          </text:section>
        </draw:text-box>
      </draw:frame>
      <draw:frame draw:style-name="fr1" draw:name="Rámec11" text:anchor-type="page" text:anchor-page-number="1" svg:x="104.99mm" svg:y="53.11mm" svg:width="52.49mm" svg:height="21.2mm" draw:z-index="10">
        <draw:text-box>
          <text:section text:style-name="Sect1" text:name="Sekce10" text:protected="true">
            <text:section-source text:section-name="MasterLabel"/>
            <text:p text:style-name="Standard"/>
          </text:section>
        </draw:text-box>
      </draw:frame>
      <draw:frame draw:style-name="fr1" draw:name="Rámec10" text:anchor-type="page" text:anchor-page-number="1" svg:x="52.49mm" svg:y="53.11mm" svg:width="52.49mm" svg:height="21.2mm" draw:z-index="9">
        <draw:text-box>
          <text:section text:style-name="Sect1" text:name="Sekce9" text:protected="true">
            <text:section-source text:section-name="MasterLabel"/>
            <text:p text:style-name="Standard"/>
          </text:section>
        </draw:text-box>
      </draw:frame>
      <draw:frame draw:style-name="fr1" draw:name="Rámec9" text:anchor-type="page" text:anchor-page-number="1" svg:x="0mm" svg:y="53.11mm" svg:width="52.49mm" svg:height="21.2mm" draw:z-index="8">
        <draw:text-box>
          <text:section text:style-name="Sect1" text:name="Sekce8" text:protected="true">
            <text:section-source text:section-name="MasterLabel"/>
            <text:p text:style-name="Standard"/>
          </text:section>
        </draw:text-box>
      </draw:frame>
      <draw:frame draw:style-name="fr1" draw:name="Rámec8" text:anchor-type="page" text:anchor-page-number="1" svg:x="157.48mm" svg:y="31.91mm" svg:width="52.49mm" svg:height="21.2mm" draw:z-index="7">
        <draw:text-box>
          <text:section text:style-name="Sect1" text:name="Sekce7" text:protected="true">
            <text:section-source text:section-name="MasterLabel"/>
            <text:p text:style-name="Standard"/>
          </text:section>
        </draw:text-box>
      </draw:frame>
      <draw:frame draw:style-name="fr1" draw:name="Rámec7" text:anchor-type="page" text:anchor-page-number="1" svg:x="104.99mm" svg:y="31.91mm" svg:width="52.49mm" svg:height="21.2mm" draw:z-index="6">
        <draw:text-box>
          <text:section text:style-name="Sect1" text:name="Sekce6" text:protected="true">
            <text:section-source text:section-name="MasterLabel"/>
            <text:p text:style-name="Standard"/>
          </text:section>
        </draw:text-box>
      </draw:frame>
      <draw:frame draw:style-name="fr1" draw:name="Rámec6" text:anchor-type="page" text:anchor-page-number="1" svg:x="52.49mm" svg:y="31.91mm" svg:width="52.49mm" svg:height="21.2mm" draw:z-index="5">
        <draw:text-box>
          <text:section text:style-name="Sect1" text:name="Sekce5" text:protected="true">
            <text:section-source text:section-name="MasterLabel"/>
            <text:p text:style-name="Standard"/>
          </text:section>
        </draw:text-box>
      </draw:frame>
      <draw:frame draw:style-name="fr1" draw:name="Rámec5" text:anchor-type="page" text:anchor-page-number="1" svg:x="0mm" svg:y="31.91mm" svg:width="52.49mm" svg:height="21.2mm" draw:z-index="4">
        <draw:text-box>
          <text:section text:style-name="Sect1" text:name="Sekce4" text:protected="true">
            <text:section-source text:section-name="MasterLabel"/>
            <text:p text:style-name="Standard"/>
          </text:section>
        </draw:text-box>
      </draw:frame>
      <draw:frame draw:style-name="fr1" draw:name="Rámec4" text:anchor-type="page" text:anchor-page-number="1" svg:x="157.48mm" svg:y="10.71mm" svg:width="52.49mm" svg:height="21.2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104.99mm" svg:y="10.71mm" svg:width="52.49mm" svg:height="21.2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52.49mm" svg:y="10.71mm" svg:width="52.49mm" svg:height="21.2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0mm" svg:y="10.71mm" svg:width="52.49mm" svg:height="21.2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52.49mm" svg:height="21.2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10.71mm" fo:margin-bottom="0mm" fo:margin-left="0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4T12:36:19.310000000</meta:creation-date>
    <meta:editing-cycles>1</meta:editing-cycles>
    <meta:editing-duration>PT32S</meta:editing-duration>
    <dc:title>Rayfilm 0302</dc:title>
    <dc:date>2022-08-24T12:36:50.002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